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80433"/>
    </style:style>
    <style:style style:name="T1" style:family="text">
      <style:text-properties officeooo:rsid="001804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ódigo do Placa Arduino</text:span></text:p>
      <text:p text:style-name="Standard"/>
      <text:p text:style-name="Standard"/>
      <text:p text:style-name="Standard">#include &lt;SoftwareSerial.h&gt;</text:p>
      <text:p text:style-name="Standard">SoftwareSerial serialBT(10, 11); // utilizando 10 e 11 como Serial 11-RX, 10-TX</text:p>
      <text:p text:style-name="Standard"/>
      <text:p text:style-name="Standard"><text:s text:c="2"/>void setup() {</text:p>
      <text:p text:style-name="Standard">Serial.begin(9600);</text:p>
      <text:p text:style-name="Standard">serialBT.begin(9600);</text:p>
      <text:p text:style-name="Standard"><text:s/>pinMode(7, OUTPUT); //Motor A +</text:p>
      <text:p text:style-name="Standard"><text:s/>pinMode(6, OUTPUT); //Motor A -</text:p>
      <text:p text:style-name="Standard"><text:s/>pinMode(5, OUTPUT); //Motor B +</text:p>
      <text:p text:style-name="Standard"><text:s/>pinMode(4, OUTPUT); //Motor B -</text:p>
      <text:p text:style-name="Standard"><text:s/>pinMode(9, OUTPUT); //Motor A Velocidade</text:p>
      <text:p text:style-name="Standard"><text:s/>pinMode(3, OUTPUT); //Motor B Velocidade</text:p>
      <text:p text:style-name="Standard"><text:s/>}</text:p>
      <text:p text:style-name="Standard"/>
      <text:p text:style-name="Standard"><text:s text:c="2"/>void loop() {</text:p>
      <text:p text:style-name="Standard"><text:s text:c="2"/></text:p>
      <text:p text:style-name="Standard">if (serialBT.available()) {</text:p>
      <text:p text:style-name="Standard"><text:s text:c="4"/>int x; // x define o sentido anterior do carrinho (para virar para direita ou esquerda dependendo do sentido); frente x = 20; ré x = 30; </text:p>
      <text:p text:style-name="Standard"><text:s text:c="4"/>char recebido = serialBT.read(); // leitura das informções do bluetooth;</text:p>
      <text:p text:style-name="Standard"><text:s text:c="4"/>switch(recebido)</text:p>
      <text:p text:style-name="Standard"><text:s text:c="6"/>{</text:p>
      <text:p text:style-name="Standard"><text:s text:c="7"/>case 'F': //Parar</text:p>
      <text:p text:style-name="Standard"><text:s text:c="6"/>analogWrite(9,255);</text:p>
      <text:p text:style-name="Standard"><text:s text:c="6"/>analogWrite(3,255);</text:p>
      <text:p text:style-name="Standard"><text:s text:c="6"/>digitalWrite (7, LOW);</text:p>
      <text:p text:style-name="Standard"><text:s text:c="6"/>digitalWrite (6, LOW);</text:p>
      <text:p text:style-name="Standard"><text:s text:c="6"/>digitalWrite (5, LOW);</text:p>
      <text:p text:style-name="Standard"><text:s text:c="6"/>digitalWrite (4, LOW);</text:p>
      <text:p text:style-name="Standard"><text:s text:c="6"/>break;</text:p>
      <text:p text:style-name="Standard"><text:s text:c="7"/>case 'V': //Frente</text:p>
      <text:p text:style-name="Standard"><text:s text:c="6"/>analogWrite(9,255);</text:p>
      <text:p text:style-name="Standard"><text:s text:c="6"/>analogWrite(3,255);</text:p>
      <text:p text:style-name="Standard"><text:s text:c="6"/>digitalWrite (7, LOW);</text:p>
      <text:p text:style-name="Standard"><text:s text:c="6"/>digitalWrite (6, HIGH);</text:p>
      <text:p text:style-name="Standard"><text:s text:c="6"/>digitalWrite (5, HIGH);</text:p>
      <text:p text:style-name="Standard"><text:s text:c="6"/>digitalWrite (4, LOW);</text:p>
      <text:p text:style-name="Standard"><text:s text:c="6"/>delay(3000);</text:p>
      <text:p text:style-name="Standard"><text:s text:c="6"/>analogWrite(9,255);</text:p>
      <text:p text:style-name="Standard"><text:s text:c="6"/>analogWrite(3,255);</text:p>
      <text:p text:style-name="Standard"><text:s text:c="6"/>digitalWrite (7, LOW);</text:p>
      <text:p text:style-name="Standard"><text:s text:c="6"/>digitalWrite (6, LOW);</text:p>
      <text:p text:style-name="Standard"><text:s text:c="6"/>digitalWrite (5, LOW);</text:p>
      <text:p text:style-name="Standard"><text:s text:c="6"/>digitalWrite (4, LOW);</text:p>
      <text:p text:style-name="Standard"><text:s text:c="6"/>switch (x) {</text:p>
      <text:p text:style-name="Standard"><text:s text:c="6"/>case 20: // quando X = 20, para permanecer andando para frente, o pino 6 é ativado;</text:p>
      <text:p text:style-name="Standard"><text:s text:c="6"/>analogWrite (3,125);</text:p>
      <text:p text:style-name="Standard"><text:s text:c="6"/>analogWrite (9,125);</text:p>
      <text:p text:style-name="Standard"><text:s text:c="6"/>digitalWrite (7, LOW);</text:p>
      <text:p text:style-name="Standard"><text:soft-page-break/><text:s text:c="6"/>digitalWrite (6, HIGH);</text:p>
      <text:p text:style-name="Standard"><text:s text:c="6"/>digitalWrite (5, LOW);</text:p>
      <text:p text:style-name="Standard"><text:s text:c="6"/>digitalWrite (4, LOW);</text:p>
      <text:p text:style-name="Standard"><text:s text:c="6"/>x = 30;</text:p>
      <text:p text:style-name="Standard"><text:s text:c="6"/>break;</text:p>
      <text:p text:style-name="Standard"><text:s text:c="6"/>case 30: //quando X = 30, para permanecer andando para trás (ré), o pino 5 é ativado;</text:p>
      <text:p text:style-name="Standard"><text:s text:c="6"/>analogWrite (3,125);</text:p>
      <text:p text:style-name="Standard"><text:s text:c="6"/>analogWrite (9,125);</text:p>
      <text:p text:style-name="Standard"><text:s text:c="6"/>digitalWrite (7, LOW);</text:p>
      <text:p text:style-name="Standard"><text:s text:c="6"/>digitalWrite (6, LOW);</text:p>
      <text:p text:style-name="Standard"><text:s text:c="6"/>digitalWrite (5, HIGH);</text:p>
      <text:p text:style-name="Standard"><text:s text:c="6"/>digitalWrite (4, LOW);</text:p>
      <text:p text:style-name="Standard"><text:s text:c="6"/>}</text:p>
      <text:p text:style-name="Standard"><text:s text:c="6"/>break;</text:p>
      <text:p text:style-name="Standard"><text:s text:c="12"/>default : break;</text:p>
      <text:p text:style-name="Standard"><text:s text:c="10"/>}</text:p>
      <text:p text:style-name="Standard"><text:s text:c="10"/>Serial.println(recebido); //receber os códigos vindos do bluetooth (recebido) ver se o x realmente é definido (x);</text:p>
      <text:p text:style-name="Standard"><text:s text:c="4"/>}</text:p>
      <text:p text:style-name="Standard"><text:s text:c="2"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1T17:21:30.430414071</meta:creation-date>
    <dc:date>2021-08-01T17:23:23.152603750</dc:date>
    <meta:editing-duration>PT2M1S</meta:editing-duration>
    <meta:editing-cycles>1</meta:editing-cycles>
    <meta:document-statistic meta:table-count="0" meta:image-count="0" meta:object-count="0" meta:page-count="2" meta:paragraph-count="66" meta:word-count="246" meta:character-count="1995" meta:non-whitespace-character-count="1496"/>
    <meta:generator>LibreOffice/6.4.7.2$Linux_X86_64 LibreOffice_project/40$Build-2</meta:generator>
  </office:meta>
</office:document-meta>
</file>